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747cm" fo:min-width="27.2cm"/>
    </style:style>
    <style:style style:name="gr2" style:family="graphic" style:parent-style-name="standard">
      <style:graphic-properties draw:textarea-horizontal-align="justify" draw:textarea-vertical-align="middle" draw:auto-grow-height="false" fo:min-height="2.859cm" fo:min-width="20.346cm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2.837cm" fo:min-width="2.56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ffff"/>
      <style:paragraph-properties fo:text-align="center"/>
      <style:text-properties style:font-name="Times New Roman" fo:font-size="36pt" style:font-size-asian="36pt" style:font-size-complex="36pt"/>
    </style:style>
    <style:style style:name="T1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3.99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3.476cm" svg:height="3.108cm" svg:x="1.386cm" svg:y="1.47cm">
            <text:p/>
            <draw:enhanced-geometry svg:viewBox="0 0 21600 21600" draw:text-areas="0 0 ?f0 21600" draw:type="right-arrow-callout" draw:modifiers="19179.5821797131 5400 20365.8696199346 8462.14216789964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3" draw:text-style-name="P3" draw:layer="layout" svg:width="3.066cm" svg:height="3.087cm" svg:x="1.392cm" svg:y="1.491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24.952cm" svg:y="1.491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1.392cm" svg:y="1.491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7.7cm" svg:height="3.997cm" svg:x="1cm" svg:y="5.9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3.476cm" svg:height="3.108cm" svg:x="1.386cm" svg:y="6.425cm">
            <text:p/>
            <draw:enhanced-geometry svg:viewBox="0 0 21600 21600" draw:text-areas="0 0 ?f0 21600" draw:type="right-arrow-callout" draw:modifiers="19179.5821797131 5400 20365.8696199346 8462.14216789964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3" draw:text-style-name="P3" draw:layer="layout" svg:width="3.066cm" svg:height="3.087cm" svg:x="1.392cm" svg:y="6.446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24.952cm" svg:y="6.446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1.392cm" svg:y="6.446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7.7cm" svg:height="3.997cm" svg:x="1cm" svg:y="10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3.476cm" svg:height="3.108cm" svg:x="1.386cm" svg:y="11.465cm">
            <text:p/>
            <draw:enhanced-geometry svg:viewBox="0 0 21600 21600" draw:text-areas="0 0 ?f0 21600" draw:type="right-arrow-callout" draw:modifiers="19179.5821797131 5400 20365.8696199346 8462.14216789964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3" draw:text-style-name="P3" draw:layer="layout" svg:width="3.066cm" svg:height="3.087cm" svg:x="1.392cm" svg:y="11.486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24.952cm" svg:y="11.486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1.392cm" svg:y="11.486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7.7cm" svg:height="3.997cm" svg:x="1cm" svg:y="16.0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3.476cm" svg:height="3.108cm" svg:x="1.386cm" svg:y="16.473cm">
            <text:p/>
            <draw:enhanced-geometry svg:viewBox="0 0 21600 21600" draw:text-areas="0 0 ?f0 21600" draw:type="right-arrow-callout" draw:modifiers="19179.5821797131 5400 20365.8696199346 8462.14216789964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3" draw:text-style-name="P3" draw:layer="layout" svg:width="3.066cm" svg:height="3.087cm" svg:x="1.392cm" svg:y="16.494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24.952cm" svg:y="16.494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66cm" svg:height="3.087cm" svg:x="1.392cm" svg:y="16.494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20:21:21</meta:creation-date>
    <dc:date>2019-03-01T09:40:34.216777808</dc:date>
    <meta:editing-duration>PT23M37S</meta:editing-duration>
    <meta:editing-cycles>5</meta:editing-cycles>
    <meta:generator>LibreOffice/5.2.7.2$Linux_x86 LibreOffice_project/20m0$Build-2</meta:generator>
    <dc:creator>fabien </dc:creator>
    <meta:document-statistic meta:object-count="24"/>
  </office:meta>
</office:document-meta>
</file>